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59fcc" draw:shadow="hidden"/>
    </style:style>
    <style:style style:name="gr2" style:family="graphic" style:parent-style-name="standard">
      <style:graphic-properties draw:stroke="solid" svg:stroke-width="0.026cm" svg:stroke-color="#759fcc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ed7d31" draw:shadow="hidden"/>
    </style:style>
    <style:style style:name="gr5" style:family="graphic" style:parent-style-name="standard">
      <style:graphic-properties draw:stroke="solid" svg:stroke-width="0.159cm" svg:stroke-color="#ed7d31" svg:stroke-opacity="100%" draw:stroke-linejoin="round" svg:stroke-linecap="round" draw:fill="none" fo:padding-top="0.204cm" fo:padding-bottom="0.204cm" fo:padding-left="0.329cm" fo:padding-right="0.329cm" draw:shadow="hidden"/>
    </style:style>
    <style:style style:name="gr6" style:family="graphic" style:parent-style-name="standard">
      <style:graphic-properties draw:stroke="solid" svg:stroke-width="0.15cm" svg:stroke-color="#ff6600" draw:marker-start-width="0.425cm" draw:marker-end-width="0.425cm" draw:fill="solid" draw:fill-color="#ed7d31" fo:padding-top="0.2cm" fo:padding-bottom="0.2cm" fo:padding-left="0.325cm" fo:padding-right="0.325cm" draw:shadow="hidden"/>
    </style:style>
    <style:style style:name="gr7" style:family="graphic" style:parent-style-name="standard">
      <style:graphic-properties draw:stroke="solid" svg:stroke-width="0.15cm" svg:stroke-color="#ff6600" draw:marker-start-width="0.425cm" draw:marker-end-width="0.425cm" svg:stroke-opacity="100%" draw:stroke-linejoin="round" svg:stroke-linecap="round" draw:fill="none" fo:padding-top="0.199cm" fo:padding-bottom="0.199cm" fo:padding-left="0.324cm" fo:padding-right="0.324cm" draw:shadow="hidden"/>
    </style:style>
    <style:style style:name="gr8" style:family="graphic" style:parent-style-name="standard">
      <style:graphic-properties draw:stroke="none" draw:fill="solid" draw:fill-color="#41719c" draw:shadow="hidden"/>
    </style:style>
    <style:style style:name="gr9" style:family="graphic" style:parent-style-name="standard">
      <style:graphic-properties draw:stroke="solid" svg:stroke-width="0.071cm" svg:stroke-color="#41719c" svg:stroke-opacity="100%" draw:stroke-linejoin="round" svg:stroke-linecap="round" draw:fill="none" fo:padding-top="0.16cm" fo:padding-bottom="0.16cm" fo:padding-left="0.285cm" fo:padding-right="0.285cm" draw:shadow="hidden"/>
    </style:style>
    <style:style style:name="gr10" style:family="graphic" style:parent-style-name="standard">
      <style:graphic-properties draw:stroke="dash" draw:stroke-dash="Dash_5f_0" svg:stroke-width="0.035cm" svg:stroke-color="#41719c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11" style:family="graphic" style:parent-style-name="standard">
      <style:graphic-properties draw:stroke="solid" svg:stroke-width="0.026cm" svg:stroke-color="#ed7d31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2" style:family="graphic" style:parent-style-name="standard">
      <style:graphic-properties draw:stroke="solid" svg:stroke-width="0.026cm" svg:stroke-color="#41719c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3" style:family="graphic" style:parent-style-name="standard">
      <style:graphic-properties draw:stroke="solid" svg:stroke-width="0.009cm" svg:stroke-color="#ed7d31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4" style:family="graphic" style:parent-style-name="standard">
      <style:graphic-properties draw:stroke="dash" draw:stroke-dash="Dash_5f_1" svg:stroke-width="0.009cm" svg:stroke-color="#41719c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5" style:family="graphic" style:parent-style-name="standard">
      <style:graphic-properties draw:stroke="none" draw:fill="none" draw:textarea-vertical-align="middle" fo:min-height="5.905cm" fo:min-width="2.54cm" fo:padding-top="0.141cm" fo:padding-bottom="0.141cm" fo:padding-left="0.141cm" fo:padding-right="0.141cm"/>
    </style:style>
    <style:style style:name="gr16" style:family="graphic" style:parent-style-name="objectwithoutfill">
      <style:graphic-properties svg:stroke-width="0.1cm" svg:stroke-color="#ff6600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ff6600" draw:marker-start="Circle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666666" draw:fill="solid" draw:fill-color="#666666" draw:shadow="hidden"/>
    </style:style>
    <style:style style:name="gr19" style:family="graphic" style:parent-style-name="standard">
      <style:graphic-properties draw:stroke="solid" svg:stroke-width="0.026cm" svg:stroke-color="#666666" svg:stroke-opacity="100%" draw:stroke-linejoin="round" svg:stroke-linecap="round" draw:fill="none" draw:fill-color="#666666" fo:padding-top="0.138cm" fo:padding-bottom="0.138cm" fo:padding-left="0.263cm" fo:padding-right="0.263cm" draw:shadow="hidden"/>
    </style:style>
    <style:style style:name="gr20" style:family="graphic" style:parent-style-name="standard">
      <style:graphic-properties draw:stroke="none" svg:stroke-color="#666666" draw:fill="none" draw:fill-color="#666666" draw:textarea-vertical-align="middle" fo:min-height="0.509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759fcc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ed7d31"/>
    </style:style>
    <style:style style:name="P5" style:family="paragraph">
      <loext:graphic-properties draw:fill="solid" draw:fill-color="#41719c"/>
    </style:style>
    <style:style style:name="P6" style:family="paragraph">
      <loext:graphic-properties draw:fill="none"/>
      <style:text-properties fo:font-weight="bold" style:font-weight-asian="bold" style:font-weight-complex="bold"/>
    </style:style>
    <style:style style:name="P7" style:family="paragraph">
      <loext:graphic-properties draw:fill="none"/>
      <style:text-properties fo:color="#ffffff" fo:font-weight="bold" style:font-weight-asian="bold" style:font-weight-complex="bold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weight="bold" style:font-weight-asian="bold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666666"/>
    </style:style>
    <style:style style:name="P11" style:family="paragraph">
      <loext:graphic-properties draw:fill="none" draw:fill-color="#666666"/>
    </style:style>
    <style:style style:name="P12" style:family="paragraph">
      <loext:graphic-properties draw:fill="none" draw:fill-color="#666666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" style:family="text"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color="#eeeeee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0.2cm" svg:height="24.5cm" svg:x="15.949cm" svg:y="3.18cm" svg:viewBox="0 0 201 24501" draw:points="101,24501 0,24001 49,24001 0,0 51,0 101,0 150,24000 201,24000">
            <text:p/>
          </draw:polygon>
          <draw:polygon draw:style-name="gr2" draw:text-style-name="P2" draw:layer="layout" svg:width="0.2cm" svg:height="24.5cm" svg:x="15.949cm" svg:y="3.18cm" svg:viewBox="0 0 201 24501" draw:points="101,24501 0,24001 49,24001 0,0 51,0 101,0 150,24000 201,24000">
            <text:p/>
          </draw:polygon>
        </draw:g>
        <draw:frame draw:style-name="gr3" draw:text-style-name="P2" draw:layer="layout" svg:width="2.5cm" svg:height="0.791cm" svg:x="14.886cm" svg:y="27.773cm">
          <draw:text-box>
            <text:p text:style-name="P3"><text:span text:style-name="T1">T (time)</text:span></text:p>
          </draw:text-box>
        </draw:frame>
        <draw:frame draw:style-name="gr3" draw:text-style-name="P2" draw:layer="layout" svg:width="2.5cm" svg:height="0.791cm" svg:x="14.997cm" svg:y="2.181cm">
          <draw:text-box>
            <text:p text:style-name="P3"><text:span text:style-name="T1">T (time)</text:span></text:p>
          </draw:text-box>
        </draw:frame>
        <draw:g>
          <draw:path draw:style-name="gr4" draw:text-style-name="P4" draw:layer="layout" svg:width="0.359cm" svg:height="11.999cm" svg:x="5.47cm" svg:y="15.63cm" svg:viewBox="0 0 360 12000" svg:d="M149 0c0 0-1 0-2 0-26 0-52 4-74 10-23 7-41 16-54 28-13 11-19 24-19 36 0 13 8 26 21 37 14 11 33 20 56 26s48 9 73 9c1 0 2 0 3 0 26 0 52-4 74-10 23-7 41-16 54-27 13-12 19-24 19-37-1-13-8-26-22-36-13-12-32-21-55-27s-48-9-74-9zM360 11853h-301l152 147z">
            <text:p/>
          </draw:path>
          <draw:path draw:style-name="gr5" draw:text-style-name="P2" draw:layer="layout" svg:width="0.359cm" svg:height="11.999cm" svg:x="5.47cm" svg:y="15.63cm" svg:viewBox="0 0 360 12000" svg:d="M149 0c0 0-1 0-2 0-26 0-52 4-74 10-23 7-41 16-54 28-13 11-19 24-19 36 0 13 8 26 21 37 14 11 33 20 56 26s48 9 73 9c1 0 2 0 3 0 26 0 52-4 74-10 23-7 41-16 54-27 13-12 19-24 19-37-1-13-8-26-22-36-13-12-32-21-55-27s-48-9-74-9zM360 11853h-301l152 147zM150 146l60 11707">
            <text:p/>
          </draw:path>
        </draw:g>
        <draw:g>
          <draw:path draw:style-name="gr6" draw:text-style-name="P4" draw:layer="layout" svg:width="0.347cm" svg:height="9.999cm" svg:x="7.359cm" svg:y="5.144cm" svg:viewBox="0 0 348 10000" svg:d="M137 0c-22 1-45 4-64 9-23 5-42 13-54 22-13 10-20 20-19 31 0 11 8 21 21 30 14 9 33 17 56 22 19 5 40 7 61 8 23-1 45-4 65-9 23-5 41-13 54-23 13-9 20-20 19-30 0-11-8-21-21-31-14-9-33-16-56-22-19-4-40-6-62-7zM348 9878h-301l151 122z">
            <text:p/>
          </draw:path>
          <draw:path draw:style-name="gr7" draw:text-style-name="P2" draw:layer="layout" svg:width="0.347cm" svg:height="9.999cm" svg:x="7.359cm" svg:y="5.144cm" svg:viewBox="0 0 348 10000" svg:d="M137 0c-22 1-45 4-64 9-23 5-42 13-54 22-13 10-20 20-19 31 0 11 8 21 21 30 14 9 33 17 56 22 19 5 40 7 61 8 23-1 45-4 65-9 23-5 41-13 54-23 13-9 20-20 19-30 0-11-8-21-21-31-14-9-33-16-56-22-19-4-40-6-62-7zM348 9878h-301l151 122zM138 122l60 9756">
            <text:p/>
          </draw:path>
        </draw:g>
        <draw:g>
          <draw:polygon draw:style-name="gr1" draw:text-style-name="P1" draw:layer="layout" svg:width="0.2cm" svg:height="24.5cm" svg:x="2.34cm" svg:y="3.18cm" svg:viewBox="0 0 201 24501" draw:points="101,24501 0,24001 49,24001 0,0 51,0 101,0 150,24000 201,24000">
            <text:p/>
          </draw:polygon>
          <draw:polygon draw:style-name="gr2" draw:text-style-name="P2" draw:layer="layout" svg:width="0.2cm" svg:height="24.5cm" svg:x="2.34cm" svg:y="3.18cm" svg:viewBox="0 0 201 24501" draw:points="101,24501 0,24001 49,24001 0,0 51,0 101,0 150,24000 201,24000">
            <text:p/>
          </draw:polygon>
        </draw:g>
        <draw:frame draw:style-name="gr3" draw:text-style-name="P2" draw:layer="layout" svg:width="2.5cm" svg:height="0.791cm" svg:x="1.391cm" svg:y="27.805cm">
          <draw:text-box>
            <text:p text:style-name="P3"><text:span text:style-name="T1">T (time)</text:span></text:p>
          </draw:text-box>
        </draw:frame>
        <draw:frame draw:style-name="gr3" draw:text-style-name="P2" draw:layer="layout" svg:width="2.5cm" svg:height="0.791cm" svg:x="1.328cm" svg:y="2.149cm">
          <draw:text-box>
            <text:p text:style-name="P3"><text:span text:style-name="T1">T (time)</text:span></text:p>
          </draw:text-box>
        </draw:frame>
        <draw:g>
          <draw:path draw:style-name="gr8" draw:text-style-name="P5" draw:layer="layout" svg:width="0.359cm" svg:height="24.55cm" svg:x="9.334cm" svg:y="3.128cm" svg:viewBox="0 0 360 24551" svg:d="M149 0c0 0-1 0-2 0-26 0-52 8-74 21-23 14-41 33-54 56s-19 49-19 75 8 52 21 75c14 22 33 41 56 53 23 13 48 19 73 19 1 0 2 0 3 0 26 0 52-8 74-21 23-14 41-33 54-56s19-49 19-75c-1-26-8-52-22-74-13-23-32-42-55-54-23-13-48-19-74-19zM360 24251l-301 1 151 299z">
            <text:p/>
          </draw:path>
          <draw:path draw:style-name="gr9" draw:text-style-name="P2" draw:layer="layout" svg:width="0.359cm" svg:height="24.55cm" svg:x="9.334cm" svg:y="3.128cm" svg:viewBox="0 0 360 24551" svg:d="M149 0c0 0-1 0-2 0-26 0-52 8-74 21-23 14-41 33-54 56s-19 49-19 75 8 52 21 75c14 22 33 41 56 53 23 13 48 19 73 19 1 0 2 0 3 0 26 0 52-8 74-21 23-14 41-33 54-56s19-49 19-75c-1-26-8-52-22-74-13-23-32-42-55-54-23-13-48-19-74-19zM360 24251l-301 1 151 299zM150 299l60 23953">
            <text:p/>
          </draw:path>
        </draw:g>
        <draw:g>
          <draw:path draw:style-name="gr8" draw:text-style-name="P5" draw:layer="layout" svg:width="0.359cm" svg:height="9.999cm" svg:x="13.804cm" svg:y="3.144cm" svg:viewBox="0 0 360 10000" svg:d="M149 0c0 0-1 0-2 0-26 0-52 3-74 9-23 5-41 13-54 22-13 10-19 20-19 31s8 21 21 30c14 9 33 17 56 22s48 8 73 8c1 0 2 0 3 0 26 0 52-3 74-9 23-5 41-13 54-23 13-9 19-20 19-30-1-11-8-21-22-30-13-10-32-17-55-22-23-6-48-8-74-8zM360 9878h-301l151 122z">
            <text:p/>
          </draw:path>
          <draw:path draw:style-name="gr10" draw:text-style-name="P2" draw:layer="layout" svg:width="0.359cm" svg:height="9.999cm" svg:x="13.804cm" svg:y="3.144cm" svg:viewBox="0 0 360 10000" svg:d="M149 0c0 0-1 0-2 0-26 0-52 3-74 9-23 5-41 13-54 22-13 10-19 20-19 31s8 21 21 30c14 9 33 17 56 22s48 8 73 8c1 0 2 0 3 0 26 0 52-3 74-9 23-5 41-13 54-23 13-9 19-20 19-30-1-11-8-21-22-30-13-10-32-17-55-22-23-6-48-8-74-8zM360 9878h-301l151 122zM150 122l60 9756">
            <text:p/>
          </draw:path>
        </draw:g>
        <draw:g>
          <draw:g>
            <draw:polygon draw:style-name="gr4" draw:text-style-name="P4" draw:layer="layout" svg:width="2.5cm" svg:height="0.5cm" svg:x="4.363cm" svg:y="14.737cm" svg:viewBox="0 0 2501 501" draw:points="0,501 2501,501 2501,0 0,0">
              <text:p/>
            </draw:polygon>
            <draw:polygon draw:style-name="gr11" draw:text-style-name="P2" draw:layer="layout" svg:width="2.5cm" svg:height="0.5cm" svg:x="4.363cm" svg:y="14.737cm" svg:viewBox="0 0 2501 501" draw:points="0,501 2501,501 2501,0 0,0">
              <text:p/>
            </draw:polygon>
          </draw:g>
          <draw:frame draw:style-name="gr3" draw:text-style-name="P6" draw:layer="layout" svg:width="2.5cm" svg:height="0.791cm" svg:x="4.363cm" svg:y="14.592cm">
            <draw:text-box>
              <text:p text:style-name="P3"><text:span text:style-name="T2">dev220</text:span></text:p>
            </draw:text-box>
          </draw:frame>
        </draw:g>
        <draw:frame draw:style-name="gr3" draw:text-style-name="P2" draw:layer="layout" svg:width="2.5cm" svg:height="0.791cm" svg:x="4.282cm" svg:y="27.696cm">
          <draw:text-box>
            <text:p text:style-name="P3"><text:span text:style-name="T1">trunk</text:span></text:p>
          </draw:text-box>
        </draw:frame>
        <draw:g>
          <draw:g>
            <draw:polygon draw:style-name="gr8" draw:text-style-name="P5" draw:layer="layout" svg:width="2.5cm" svg:height="0.5cm" svg:x="8.064cm" svg:y="2.278cm" svg:viewBox="0 0 2501 501" draw:points="0,501 2501,501 2501,0 0,0">
              <text:p/>
            </draw:polygon>
            <draw:polygon draw:style-name="gr12" draw:text-style-name="P2" draw:layer="layout" svg:width="2.5cm" svg:height="0.5cm" svg:x="8.064cm" svg:y="2.278cm" svg:viewBox="0 0 2501 501" draw:points="0,501 2501,501 2501,0 0,0">
              <text:p/>
            </draw:polygon>
          </draw:g>
          <draw:frame draw:style-name="gr3" draw:text-style-name="P7" draw:layer="layout" svg:width="2.5cm" svg:height="0.791cm" svg:x="8.064cm" svg:y="2.133cm">
            <draw:text-box>
              <text:p text:style-name="P3"><text:span text:style-name="T3">master</text:span></text:p>
            </draw:text-box>
          </draw:frame>
        </draw:g>
        <draw:g>
          <draw:g>
            <draw:polygon draw:style-name="gr8" draw:text-style-name="P5" draw:layer="layout" svg:width="2.5cm" svg:height="0.5cm" svg:x="12.934cm" svg:y="2.294cm" svg:viewBox="0 0 2501 501" draw:points="0,501 2501,501 2501,0 0,0">
              <text:p/>
            </draw:polygon>
            <draw:polygon draw:style-name="gr12" draw:text-style-name="P2" draw:layer="layout" svg:width="2.5cm" svg:height="0.5cm" svg:x="12.934cm" svg:y="2.294cm" svg:viewBox="0 0 2501 501" draw:points="0,501 2501,501 2501,0 0,0">
              <text:p/>
            </draw:polygon>
          </draw:g>
          <draw:frame draw:style-name="gr3" draw:text-style-name="P7" draw:layer="layout" svg:width="2.5cm" svg:height="0.791cm" svg:x="12.934cm" svg:y="2.149cm">
            <draw:text-box>
              <text:p text:style-name="P3"><text:span text:style-name="T3">mnt151</text:span></text:p>
            </draw:text-box>
          </draw:frame>
        </draw:g>
        <draw:g>
          <draw:path draw:style-name="gr4" draw:text-style-name="P4" draw:layer="layout" svg:width="0.63cm" svg:height="0.599cm" svg:x="7.248cm" svg:y="13.941cm" svg:viewBox="0 0 631 600" svg:d="M631 301c0 52-15 104-42 149-28 46-68 83-116 110-48 26-102 40-157 40-56 0-110-14-158-40-48-27-88-64-116-110-27-46-42-97-42-150s15-104 42-150c28-46 68-83 116-110 48-26 102-40 158-40 55 0 109 14 157 40 48 27 88 64 116 110 27 46 42 97 42 150z">
            <text:p/>
          </draw:path>
          <draw:path draw:style-name="gr11" draw:text-style-name="P2" draw:layer="layout" svg:width="0.63cm" svg:height="0.599cm" svg:x="7.248cm" svg:y="13.941cm" svg:viewBox="0 0 631 600" svg:d="M631 301c0 52-15 104-42 149-28 46-68 83-116 110-48 26-102 40-157 40-56 0-110-14-158-40-48-27-88-64-116-110-27-46-42-97-42-150s15-104 42-150c28-46 68-83 116-110 48-26 102-40 158-40 55 0 109 14 157 40 48 27 88 64 116 110 27 46 42 97 42 150z">
            <text:p/>
          </draw:path>
        </draw:g>
        <draw:g>
          <draw:path draw:style-name="gr4" draw:text-style-name="P4" draw:layer="layout" svg:width="2.185cm" svg:height="0.786cm" svg:x="3.487cm" svg:y="19.022cm" svg:viewBox="0 0 2186 787" svg:d="M5 674v1c7 26 21 49 39 68 19 18 42 32 68 39 25 6 52 6 78 0 25-7 48-21 67-39 19-19 32-42 39-68 7-25 7-51 0-76 0-1 0-1 0-2-7-25-20-49-39-67-19-19-42-33-67-39-26-7-53-7-78 0-26 6-49 20-68 39-18 18-32 42-39 67s-7 52 0 77zM2183 104c-7-23-20-43-37-60-19-19-42-32-67-39-26-7-52-7-78 0-25 7-49 20-67 39-19 18-32 42-39 67-6 22-7 46-2 68 7 23 20 44 37 61 18 19 41 32 67 39 25 7 52 7 78 0 25-7 48-20 67-39s32-42 39-67c6-23 7-46 2-69z">
            <text:p/>
          </draw:path>
          <draw:path draw:style-name="gr13" draw:text-style-name="P2" draw:layer="layout" svg:width="2.185cm" svg:height="0.786cm" svg:x="3.487cm" svg:y="19.022cm" svg:viewBox="0 0 2186 787" svg:d="M5 674v1c7 26 21 49 39 68 19 18 42 32 68 39 25 6 52 6 78 0 25-7 48-21 67-39 19-19 32-42 39-68 7-25 7-51 0-76 0-1 0-1 0-2-7-25-20-49-39-67-19-19-42-33-67-39-26-7-53-7-78 0-26 6-49 20-68 39-18 18-32 42-39 67s-7 52 0 77zM2183 104c-7-23-20-43-37-60-19-19-42-32-67-39-26-7-52-7-78 0-25 7-49 20-67 39-19 18-32 42-39 67-6 22-7 46-2 68 7 23 20 44 37 61 18 19 41 32 67 39 25 7 52 7 78 0 25-7 48-20 67-39s32-42 39-67c6-23 7-46 2-69zM296 599l1597-420">
            <text:p/>
          </draw:path>
        </draw:g>
        <draw:g>
          <draw:g>
            <draw:polygon draw:style-name="gr4" draw:text-style-name="P4" draw:layer="layout" svg:width="1.135cm" svg:height="0.752cm" svg:x="3.229cm" svg:y="18.527cm" svg:viewBox="0 0 1136 753" draw:points="129,753 1136,483 1007,0 0,269">
              <text:p/>
            </draw:polygon>
            <draw:polygon draw:style-name="gr11" draw:text-style-name="P2" draw:layer="layout" svg:width="1.135cm" svg:height="0.752cm" svg:x="3.229cm" svg:y="18.527cm" svg:viewBox="0 0 1136 753" draw:points="129,753 1136,483 1007,0 0,269">
              <text:p/>
            </draw:polygon>
          </draw:g>
          <draw:frame draw:style-name="gr3" draw:text-style-name="P2" draw:layer="layout" svg:width="1.041cm" svg:height="0.791cm" draw:transform="rotate (0.261799387799149) translate (3.191cm 18.656cm)">
            <draw:text-box>
              <text:p text:style-name="P3"><text:span text:style-name="T1">PR</text:span></text:p>
            </draw:text-box>
          </draw:frame>
        </draw:g>
        <draw:g>
          <draw:path draw:style-name="gr8" draw:text-style-name="P5" draw:layer="layout" svg:width="4.692cm" svg:height="0.325cm" svg:x="9.375cm" svg:y="3.535cm" svg:viewBox="0 0 4693 326" svg:d="M0 180c0 0 0 1 0 2 4 26 25 52 63 74 37 22 87 41 150 53 64 12 134 18 205 17 70 0 139-8 198-22s108-34 143-57c33-23 49-48 47-73 0-1 0-2 0-3-4-26-25-52-63-74-35-22-89-41-150-53-62-12-132-18-205-17-70 1-138 8-199 22-60 14-108 34-142 57-31 23-49 48-47 74zM3879 0l16 300 798-157z">
            <text:p/>
          </draw:path>
          <draw:path draw:style-name="gr14" draw:text-style-name="P2" draw:layer="layout" svg:width="4.692cm" svg:height="0.325cm" svg:x="9.375cm" svg:y="3.535cm" svg:viewBox="0 0 4693 326" svg:d="M0 180c0 0 0 1 0 2 4 26 25 52 63 74 37 22 87 41 150 53 64 12 134 18 205 17 70 0 139-8 198-22s108-34 143-57c33-23 49-48 47-73 0-1 0-2 0-3-4-26-25-52-63-74-35-22-89-41-150-53-62-12-132-18-205-17-70 1-138 8-199 22-60 14-108 34-142 57-31 23-49 48-47 74zM3879 0l16 300 798-157zM806 174l3080-25">
            <text:p/>
          </draw:path>
        </draw:g>
        <draw:g>
          <draw:path draw:style-name="gr8" draw:text-style-name="P5" draw:layer="layout" svg:width="4.526cm" svg:height="0.323cm" svg:x="9.439cm" svg:y="7.765cm" svg:viewBox="0 0 4527 324" svg:d="M0 189c4 22 22 45 49 64 31 22 75 41 126 53 51 13 109 19 169 18 58-1 115-9 164-23s91-34 118-57c22-19 35-41 38-62-5-23-23-45-49-65-31-22-74-41-127-53-51-12-109-18-166-18-60 1-116 9-167 23-48 14-88 34-117 57-22 19-36 41-38 63zM3855 0l15 300 657-157z">
            <text:p/>
          </draw:path>
          <draw:path draw:style-name="gr14" draw:text-style-name="P2" draw:layer="layout" svg:width="4.526cm" svg:height="0.323cm" svg:x="9.439cm" svg:y="7.765cm" svg:viewBox="0 0 4527 324" svg:d="M0 189c4 22 22 45 49 64 31 22 75 41 126 53 51 13 109 19 169 18 58-1 115-9 164-23s91-34 118-57c22-19 35-41 38-62-5-23-23-45-49-65-31-22-74-41-127-53-51-12-109-18-166-18-60 1-116 9-167 23-48 14-88 34-117 57-22 19-36 41-38 63zM3855 0l15 300 657-157zM664 182l3197-33">
            <text:p/>
          </draw:path>
        </draw:g>
        <draw:g>
          <draw:g>
            <draw:polygon draw:style-name="gr8" draw:text-style-name="P5" draw:layer="layout" svg:width="2.5cm" svg:height="0.5cm" svg:x="11.282cm" svg:y="4.122cm" svg:viewBox="0 0 2501 501" draw:points="0,501 2501,501 2501,0 0,0">
              <text:p/>
            </draw:polygon>
            <draw:polygon draw:style-name="gr12" draw:text-style-name="P2" draw:layer="layout" svg:width="2.5cm" svg:height="0.5cm" svg:x="11.282cm" svg:y="4.122cm" svg:viewBox="0 0 2501 501" draw:points="0,501 2501,501 2501,0 0,0">
              <text:p/>
            </draw:polygon>
          </draw:g>
          <draw:frame draw:style-name="gr3" draw:text-style-name="P6" draw:layer="layout" svg:width="2.5cm" svg:height="0.791cm" svg:x="11.282cm" svg:y="3.977cm">
            <draw:text-box>
              <text:p text:style-name="P3"><text:span text:style-name="T3">v1.5.11</text:span></text:p>
            </draw:text-box>
          </draw:frame>
        </draw:g>
        <draw:g>
          <draw:g>
            <draw:polygon draw:style-name="gr8" draw:text-style-name="P5" draw:layer="layout" svg:width="2.5cm" svg:height="0.5cm" svg:x="11.283cm" svg:y="8.223cm" svg:viewBox="0 0 2501 501" draw:points="0,501 2501,501 2501,0 0,0">
              <text:p/>
            </draw:polygon>
            <draw:polygon draw:style-name="gr12" draw:text-style-name="P2" draw:layer="layout" svg:width="2.5cm" svg:height="0.5cm" svg:x="11.283cm" svg:y="8.223cm" svg:viewBox="0 0 2501 501" draw:points="0,501 2501,501 2501,0 0,0">
              <text:p/>
            </draw:polygon>
          </draw:g>
          <draw:frame draw:style-name="gr3" draw:text-style-name="P6" draw:layer="layout" svg:width="2.5cm" svg:height="0.791cm" svg:x="11.283cm" svg:y="8.078cm">
            <draw:text-box>
              <text:p text:style-name="P3"><text:span text:style-name="T3">v1.5.111</text:span></text:p>
            </draw:text-box>
          </draw:frame>
        </draw:g>
        <draw:g>
          <draw:g>
            <draw:polygon draw:style-name="gr8" draw:text-style-name="P5" draw:layer="layout" svg:width="2.541cm" svg:height="1.714cm" svg:x="12.89cm" svg:y="13.338cm" svg:viewBox="0 0 2542 1715" draw:points="0,1715 2542,1715 2542,0 0,0">
              <text:p/>
            </draw:polygon>
            <draw:polygon draw:style-name="gr12" draw:text-style-name="P2" draw:layer="layout" svg:width="2.541cm" svg:height="1.714cm" svg:x="12.89cm" svg:y="13.338cm" svg:viewBox="0 0 2542 1715" draw:points="0,1715 2542,1715 2542,0 0,0">
              <text:p/>
            </draw:polygon>
          </draw:g>
          <draw:frame draw:style-name="gr15" draw:text-style-name="P8" draw:layer="layout" svg:width="2.541cm" svg:height="6.187cm" svg:x="12.89cm" svg:y="11.103cm">
            <draw:text-box>
              <text:p text:style-name="P3"><text:span text:style-name="T3">forked into OpenCPN</text:span></text:p>
              <text:p text:style-name="P3"><text:span text:style-name="T3">repos</text:span></text:p>
            </draw:text-box>
          </draw:frame>
        </draw:g>
        <draw:g>
          <draw:g>
            <draw:polygon draw:style-name="gr4" draw:text-style-name="P4" draw:layer="layout" svg:width="2.5cm" svg:height="0.5cm" svg:x="4.364cm" svg:y="14.738cm" svg:viewBox="0 0 2501 501" draw:points="0,501 2501,501 2501,0 0,0">
              <text:p/>
            </draw:polygon>
            <draw:polygon draw:style-name="gr11" draw:text-style-name="P2" draw:layer="layout" svg:width="2.5cm" svg:height="0.5cm" svg:x="4.364cm" svg:y="14.738cm" svg:viewBox="0 0 2501 501" draw:points="0,501 2501,501 2501,0 0,0">
              <text:p/>
            </draw:polygon>
          </draw:g>
          <draw:frame draw:style-name="gr3" draw:text-style-name="P6" draw:layer="layout" svg:width="2.5cm" svg:height="0.791cm" svg:x="4.364cm" svg:y="14.593cm">
            <draw:text-box>
              <text:p text:style-name="P3"><text:span text:style-name="T2">dev220</text:span></text:p>
            </draw:text-box>
          </draw:frame>
        </draw:g>
        <draw:line draw:style-name="gr16" draw:text-style-name="P9" draw:layer="layout" svg:x1="7.58cm" svg:y1="14.222cm" svg:x2="9.503cm" svg:y2="14.206cm">
          <text:p/>
        </draw:line>
        <draw:line draw:style-name="gr17" draw:text-style-name="P9" draw:layer="layout" svg:x1="9.582cm" svg:y1="15.637cm" svg:x2="5.816cm" svg:y2="15.737cm">
          <text:p/>
        </draw:line>
        <draw:g>
          <draw:g>
            <draw:polygon draw:style-name="gr4" draw:text-style-name="P4" draw:layer="layout" svg:width="2.5cm" svg:height="0.5cm" svg:x="6.192cm" svg:y="4.299cm" svg:viewBox="0 0 2501 501" draw:points="0,501 2501,501 2501,0 0,0">
              <text:p/>
            </draw:polygon>
            <draw:polygon draw:style-name="gr11" draw:text-style-name="P2" draw:layer="layout" svg:width="2.5cm" svg:height="0.5cm" svg:x="6.192cm" svg:y="4.299cm" svg:viewBox="0 0 2501 501" draw:points="0,501 2501,501 2501,0 0,0">
              <text:p/>
            </draw:polygon>
          </draw:g>
          <draw:frame draw:style-name="gr3" draw:text-style-name="P6" draw:layer="layout" svg:width="2.5cm" svg:height="0.791cm" svg:x="6.192cm" svg:y="4.154cm">
            <draw:text-box>
              <text:p text:style-name="P3"><text:span text:style-name="T2">dev200</text:span></text:p>
            </draw:text-box>
          </draw:frame>
        </draw:g>
        <draw:line draw:style-name="gr16" draw:text-style-name="P9" draw:layer="layout" svg:x1="5.602cm" svg:y1="26.265cm" svg:x2="9.63cm" svg:y2="26.252cm">
          <text:p/>
        </draw:line>
        <draw:g>
          <draw:path draw:style-name="gr4" draw:text-style-name="P4" draw:layer="layout" svg:width="0.63cm" svg:height="0.599cm" svg:x="5.349cm" svg:y="25.942cm" svg:viewBox="0 0 631 600" svg:d="M631 301c0 52-15 104-42 149-28 46-68 83-116 110-48 26-102 40-157 40-56 0-110-14-158-40-48-27-88-64-116-110-27-46-42-97-42-150s15-104 42-150c28-46 68-83 116-110 48-26 102-40 158-40 55 0 109 14 157 40 48 27 88 64 116 110 27 46 42 97 42 150z">
            <text:p/>
          </draw:path>
          <draw:path draw:style-name="gr11" draw:text-style-name="P2" draw:layer="layout" svg:width="0.63cm" svg:height="0.599cm" svg:x="5.349cm" svg:y="25.942cm" svg:viewBox="0 0 631 600" svg:d="M631 301c0 52-15 104-42 149-28 46-68 83-116 110-48 26-102 40-157 40-56 0-110-14-158-40-48-27-88-64-116-110-27-46-42-97-42-150s15-104 42-150c28-46 68-83 116-110 48-26 102-40 158-40 55 0 109 14 157 40 48 27 88 64 116 110 27 46 42 97 42 150z">
            <text:p/>
          </draw:path>
        </draw:g>
        <draw:g>
          <draw:path draw:style-name="gr4" draw:text-style-name="P4" draw:layer="layout" svg:width="2.185cm" svg:height="0.786cm" svg:x="3.494cm" svg:y="21.624cm" svg:viewBox="0 0 2186 787" svg:d="M5 674v1c7 26 21 49 39 68 19 18 42 32 68 39 25 6 52 6 78 0 25-7 48-21 67-39 19-19 32-42 39-68 7-25 7-51 0-76 0-1 0-1 0-2-7-25-20-49-39-67-19-19-42-33-67-39-26-7-53-7-78 0-26 6-49 20-68 39-18 18-32 42-39 67s-7 52 0 77zM2183 104c-7-23-20-43-37-60-19-19-42-32-67-39-26-7-52-7-78 0-25 7-49 20-67 39-19 18-32 42-39 67-6 22-7 46-2 68 7 23 20 44 37 61 18 19 41 32 67 39 25 7 52 7 78 0 25-7 48-20 67-39s32-42 39-67c6-23 7-46 2-69z">
            <text:p/>
          </draw:path>
          <draw:path draw:style-name="gr13" draw:text-style-name="P2" draw:layer="layout" svg:width="2.185cm" svg:height="0.786cm" svg:x="3.494cm" svg:y="21.624cm" svg:viewBox="0 0 2186 787" svg:d="M5 674v1c7 26 21 49 39 68 19 18 42 32 68 39 25 6 52 6 78 0 25-7 48-21 67-39 19-19 32-42 39-68 7-25 7-51 0-76 0-1 0-1 0-2-7-25-20-49-39-67-19-19-42-33-67-39-26-7-53-7-78 0-26 6-49 20-68 39-18 18-32 42-39 67s-7 52 0 77zM2183 104c-7-23-20-43-37-60-19-19-42-32-67-39-26-7-52-7-78 0-25 7-49 20-67 39-19 18-32 42-39 67-6 22-7 46-2 68 7 23 20 44 37 61 18 19 41 32 67 39 25 7 52 7 78 0 25-7 48-20 67-39s32-42 39-67c6-23 7-46 2-69zM296 599l1597-420">
            <text:p/>
          </draw:path>
        </draw:g>
        <draw:g>
          <draw:g>
            <draw:polygon draw:style-name="gr4" draw:text-style-name="P4" draw:layer="layout" svg:width="1.135cm" svg:height="0.752cm" svg:x="3.236cm" svg:y="21.129cm" svg:viewBox="0 0 1136 753" draw:points="129,753 1136,483 1007,0 0,269">
              <text:p/>
            </draw:polygon>
            <draw:polygon draw:style-name="gr11" draw:text-style-name="P2" draw:layer="layout" svg:width="1.135cm" svg:height="0.752cm" svg:x="3.236cm" svg:y="21.129cm" svg:viewBox="0 0 1136 753" draw:points="129,753 1136,483 1007,0 0,269">
              <text:p/>
            </draw:polygon>
          </draw:g>
          <draw:frame draw:style-name="gr3" draw:text-style-name="P2" draw:layer="layout" svg:width="1.041cm" svg:height="0.791cm" draw:transform="rotate (0.261799387799149) translate (3.198cm 21.258cm)">
            <draw:text-box>
              <text:p text:style-name="P3"><text:span text:style-name="T1">PR</text:span></text:p>
            </draw:text-box>
          </draw:frame>
        </draw:g>
        <draw:g>
          <draw:g>
            <draw:polygon draw:style-name="gr4" draw:text-style-name="P4" draw:layer="layout" svg:width="2.5cm" svg:height="0.5cm" svg:x="5.847cm" svg:y="21.794cm" svg:viewBox="0 0 2501 501" draw:points="0,501 2501,501 2501,0 0,0">
              <text:p/>
            </draw:polygon>
            <draw:polygon draw:style-name="gr11" draw:text-style-name="P2" draw:layer="layout" svg:width="2.5cm" svg:height="0.5cm" svg:x="5.847cm" svg:y="21.794cm" svg:viewBox="0 0 2501 501" draw:points="0,501 2501,501 2501,0 0,0">
              <text:p/>
            </draw:polygon>
          </draw:g>
          <draw:frame draw:style-name="gr3" draw:text-style-name="P2" draw:layer="layout" svg:width="2.5cm" svg:height="0.791cm" svg:x="5.847cm" svg:y="21.649cm">
            <draw:text-box>
              <text:p text:style-name="P3"><text:span text:style-name="T1">V2.0.2</text:span></text:p>
            </draw:text-box>
          </draw:frame>
        </draw:g>
        <draw:g>
          <draw:g>
            <draw:polygon draw:style-name="gr8" draw:text-style-name="P5" draw:layer="layout" svg:width="2.5cm" svg:height="0.5cm" svg:x="9.584cm" svg:y="13.924cm" svg:viewBox="0 0 2501 501" draw:points="0,501 2501,501 2501,0 0,0">
              <text:p/>
            </draw:polygon>
            <draw:polygon draw:style-name="gr12" draw:text-style-name="P2" draw:layer="layout" svg:width="2.5cm" svg:height="0.5cm" svg:x="9.584cm" svg:y="13.924cm" svg:viewBox="0 0 2501 501" draw:points="0,501 2501,501 2501,0 0,0">
              <text:p/>
            </draw:polygon>
          </draw:g>
          <draw:frame draw:style-name="gr3" draw:text-style-name="P6" draw:layer="layout" svg:width="2.5cm" svg:height="0.791cm" svg:x="9.584cm" svg:y="13.779cm">
            <draw:text-box>
              <text:p text:style-name="P3"><text:span text:style-name="T3">v2.0.0</text:span></text:p>
            </draw:text-box>
          </draw:frame>
        </draw:g>
        <draw:g>
          <draw:g>
            <draw:polygon draw:style-name="gr8" draw:text-style-name="P5" draw:layer="layout" svg:width="2.5cm" svg:height="0.5cm" svg:x="9.685cm" svg:y="26.025cm" svg:viewBox="0 0 2501 501" draw:points="0,501 2501,501 2501,0 0,0">
              <text:p/>
            </draw:polygon>
            <draw:polygon draw:style-name="gr12" draw:text-style-name="P2" draw:layer="layout" svg:width="2.5cm" svg:height="0.5cm" svg:x="9.685cm" svg:y="26.025cm" svg:viewBox="0 0 2501 501" draw:points="0,501 2501,501 2501,0 0,0">
              <text:p/>
            </draw:polygon>
          </draw:g>
          <draw:frame draw:style-name="gr3" draw:text-style-name="P6" draw:layer="layout" svg:width="2.5cm" svg:height="0.791cm" svg:x="9.685cm" svg:y="25.88cm">
            <draw:text-box>
              <text:p text:style-name="P3"><text:span text:style-name="T3">v2.2.0</text:span></text:p>
            </draw:text-box>
          </draw:frame>
        </draw:g>
        <draw:g>
          <draw:g>
            <draw:polygon draw:style-name="gr4" draw:text-style-name="P4" draw:layer="layout" svg:width="2.5cm" svg:height="0.5cm" svg:x="5.841cm" svg:y="19.193cm" svg:viewBox="0 0 2501 501" draw:points="0,501 2501,501 2501,0 0,0">
              <text:p/>
            </draw:polygon>
            <draw:polygon draw:style-name="gr11" draw:text-style-name="P2" draw:layer="layout" svg:width="2.5cm" svg:height="0.5cm" svg:x="5.841cm" svg:y="19.193cm" svg:viewBox="0 0 2501 501" draw:points="0,501 2501,501 2501,0 0,0">
              <text:p/>
            </draw:polygon>
          </draw:g>
          <draw:frame draw:style-name="gr3" draw:text-style-name="P2" draw:layer="layout" svg:width="2.5cm" svg:height="0.791cm" svg:x="5.841cm" svg:y="19.048cm">
            <draw:text-box>
              <text:p text:style-name="P3"><text:span text:style-name="T1">V2.0.1</text:span></text:p>
            </draw:text-box>
          </draw:frame>
        </draw:g>
        <draw:g>
          <draw:g>
            <draw:polygon draw:style-name="gr18" draw:text-style-name="P10" draw:layer="layout" svg:width="2.5cm" svg:height="0.5cm" svg:x="5.848cm" svg:y="25.095cm" svg:viewBox="0 0 2501 501" draw:points="0,501 2501,501 2501,0 0,0">
              <text:p/>
            </draw:polygon>
            <draw:polygon draw:style-name="gr19" draw:text-style-name="P11" draw:layer="layout" svg:width="2.5cm" svg:height="0.5cm" svg:x="5.848cm" svg:y="25.095cm" svg:viewBox="0 0 2501 501" draw:points="0,501 2501,501 2501,0 0,0">
              <text:p/>
            </draw:polygon>
          </draw:g>
          <draw:frame draw:style-name="gr20" draw:text-style-name="P12" draw:layer="layout" svg:width="2.5cm" svg:height="0.791cm" svg:x="5.848cm" svg:y="24.95cm">
            <draw:text-box>
              <text:p text:style-name="P3"><text:span text:style-name="T4">V2.1.91</text:span><text:span text:style-name="T1">..</text:span></text:p>
            </draw:text-box>
          </draw:frame>
        </draw:g>
        <draw:line draw:style-name="gr16" draw:text-style-name="P9" draw:layer="layout" svg:x1="5.61cm" svg:y1="19.895cm" svg:x2="9.479cm" svg:y2="19.903cm">
          <text:p/>
        </draw:line>
        <draw:line draw:style-name="gr16" draw:text-style-name="P9" draw:layer="layout" svg:x1="5.586cm" svg:y1="22.598cm" svg:x2="9.455cm" svg:y2="22.606cm">
          <text:p/>
        </draw:line>
        <draw:g>
          <draw:g>
            <draw:polygon draw:style-name="gr8" draw:text-style-name="P5" draw:layer="layout" svg:width="2.5cm" svg:height="0.5cm" svg:x="9.585cm" svg:y="19.625cm" svg:viewBox="0 0 2501 501" draw:points="0,501 2501,501 2501,0 0,0">
              <text:p/>
            </draw:polygon>
            <draw:polygon draw:style-name="gr12" draw:text-style-name="P2" draw:layer="layout" svg:width="2.5cm" svg:height="0.5cm" svg:x="9.585cm" svg:y="19.625cm" svg:viewBox="0 0 2501 501" draw:points="0,501 2501,501 2501,0 0,0">
              <text:p/>
            </draw:polygon>
          </draw:g>
          <draw:frame draw:style-name="gr3" draw:text-style-name="P6" draw:layer="layout" svg:width="2.5cm" svg:height="0.791cm" svg:x="9.585cm" svg:y="19.48cm">
            <draw:text-box>
              <text:p text:style-name="P3"><text:span text:style-name="T3">v2.0.1</text:span></text:p>
            </draw:text-box>
          </draw:frame>
        </draw:g>
        <draw:g>
          <draw:g>
            <draw:polygon draw:style-name="gr8" draw:text-style-name="P5" draw:layer="layout" svg:width="2.5cm" svg:height="0.5cm" svg:x="9.586cm" svg:y="22.326cm" svg:viewBox="0 0 2501 501" draw:points="0,501 2501,501 2501,0 0,0">
              <text:p/>
            </draw:polygon>
            <draw:polygon draw:style-name="gr12" draw:text-style-name="P2" draw:layer="layout" svg:width="2.5cm" svg:height="0.5cm" svg:x="9.586cm" svg:y="22.326cm" svg:viewBox="0 0 2501 501" draw:points="0,501 2501,501 2501,0 0,0">
              <text:p/>
            </draw:polygon>
          </draw:g>
          <draw:frame draw:style-name="gr3" draw:text-style-name="P6" draw:layer="layout" svg:width="2.5cm" svg:height="0.791cm" svg:x="9.586cm" svg:y="22.181cm">
            <draw:text-box>
              <text:p text:style-name="P3"><text:span text:style-name="T3">v2.0.2</text:span></text:p>
            </draw:text-box>
          </draw:frame>
        </draw:g>
        <draw:g>
          <draw:g>
            <draw:polygon draw:style-name="gr4" draw:text-style-name="P4" draw:layer="layout" svg:width="2.5cm" svg:height="0.5cm" svg:x="4.842cm" svg:y="13.394cm" svg:viewBox="0 0 2501 501" draw:points="0,501 2501,501 2501,0 0,0">
              <text:p/>
            </draw:polygon>
            <draw:polygon draw:style-name="gr11" draw:text-style-name="P2" draw:layer="layout" svg:width="2.5cm" svg:height="0.5cm" svg:x="4.842cm" svg:y="13.394cm" svg:viewBox="0 0 2501 501" draw:points="0,501 2501,501 2501,0 0,0">
              <text:p/>
            </draw:polygon>
          </draw:g>
          <draw:frame draw:style-name="gr3" draw:text-style-name="P2" draw:layer="layout" svg:width="2.5cm" svg:height="0.791cm" svg:x="4.842cm" svg:y="13.249cm">
            <draw:text-box>
              <text:p text:style-name="P3"><text:span text:style-name="T1">V2.0.0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5f_0" draw:display-name="Dash_0" draw:style="round" draw:dots1="1" draw:dots1-length="300%" draw:dots2="1" draw:dots2-length="300%" draw:distance="200%"/>
    <draw:stroke-dash draw:name="Dash_5f_1" draw:display-name="Dash_1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creator>Marco PÉTRÍ</dc:creator>
    <dc:date>2020-11-30T21:56:44.096000000</dc:date>
    <dc:description/>
    <dc:language>en-US</dc:language>
    <dc:subject/>
    <dc:title/>
    <meta:creation-date>2019-11-26T16:40:10Z</meta:creation-date>
    <meta:initial-creator>Makijarvi Petri</meta:initial-creator>
    <meta:keyword/>
    <meta:generator>LibreOffice/6.3.2.2$Windows_X86_64 LibreOffice_project/98b30e735bda24bc04ab42594c85f7fd8be07b9c</meta:generator>
    <meta:editing-duration>PT49M29S</meta:editing-duration>
    <meta:editing-cycles>8</meta:editing-cycles>
    <meta:document-statistic meta:object-count="136"/>
    <meta:user-defined meta:name="category"/>
    <meta:user-defined meta:name="company">ITER</meta:user-defined>
    <meta:template xlink:type="simple" xlink:actuate="onRequest" xlink:title="BASICD_M.VSTX" xlink:href=""/>
  </office:meta>
</office:document-meta>
</file>